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357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82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51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28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66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82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825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825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82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358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358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39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61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78cm"/>
    </style:style>
    <style:style style:name="pr1" style:family="presentation" style:parent-style-name="Default-title">
      <style:graphic-properties draw:auto-grow-height="true" fo:min-height="2.36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191cm"/>
    </style:style>
    <style:style style:name="pr4" style:family="presentation" style:parent-style-name="Default-title">
      <style:graphic-properties draw:auto-grow-height="true" fo:min-height="2.071cm"/>
    </style:style>
    <style:style style:name="pr5" style:family="presentation" style:parent-style-name="Default-title">
      <style:graphic-properties draw:auto-grow-height="true" fo:min-height="2.918cm"/>
    </style:style>
    <style:style style:name="pr6" style:family="presentation" style:parent-style-name="Default-title">
      <style:graphic-properties draw:auto-grow-height="true" fo:min-height="2.304cm"/>
    </style:style>
    <style:style style:name="pr7" style:family="presentation" style:parent-style-name="Default-title">
      <style:graphic-properties draw:auto-grow-height="true" fo:min-height="2.078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title">
      <style:graphic-properties draw:auto-grow-height="true" fo:min-height="4.607cm"/>
    </style:style>
    <style:style style:name="pr10" style:family="presentation" style:parent-style-name="Default-title">
      <style:graphic-properties draw:auto-grow-height="true" fo:min-height="2.536cm"/>
    </style:style>
    <style:style style:name="pr11" style:family="presentation" style:parent-style-name="Default-title">
      <style:graphic-properties draw:auto-grow-height="true" fo:min-height="2.282cm"/>
    </style:style>
    <style:style style:name="pr12" style:family="presentation" style:parent-style-name="Default-title">
      <style:graphic-properties draw:auto-grow-height="true" fo:min-height="3.04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paragraph-properties fo:margin-top="0cm" fo:margin-bottom="0cm" fo:line-height="150%">
        <style:tab-stops/>
      </style:paragraph-properties>
      <style:text-properties fo:font-size="24pt"/>
    </style:style>
    <style:style style:name="P4" style:family="paragraph">
      <style:paragraph-properties fo:margin-top="0cm" fo:margin-bottom="0cm" fo:line-height="150%">
        <style:tab-stops/>
      </style:paragraph-properties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50%">
        <style:tab-stops/>
      </style:paragraph-properties>
      <style:text-properties fo:font-size="24pt" style:font-size-asian="24pt" style:font-size-complex="24pt"/>
    </style:style>
    <style:style style:name="P7" style:family="paragraph">
      <style:text-properties style:font-name="Courier New1"/>
    </style:style>
    <style:style style:name="P8" style:family="paragraph">
      <style:paragraph-properties fo:margin-top="0cm" fo:margin-bottom="0cm" fo:line-height="150%">
        <style:tab-stops/>
      </style:paragraph-properties>
      <style:text-properties style:font-name="Courier New1" fo:font-size="24pt"/>
    </style:style>
    <style:style style:name="P9" style:family="paragraph">
      <style:paragraph-properties fo:margin-top="0cm" fo:margin-bottom="0cm" fo:line-height="150%">
        <style:tab-stops/>
      </style:paragraph-properties>
      <style:text-properties fo:font-size="22pt" style:font-size-asian="22pt" style:font-size-complex="22pt"/>
    </style:style>
    <style:style style:name="P10" style:family="paragraph">
      <style:paragraph-properties fo:margin-top="0cm" fo:margin-bottom="0cm" fo:line-height="150%">
        <style:tab-stops/>
      </style:paragraph-properties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weight="normal" style:font-weight-asian="normal" style:font-weight-complex="normal"/>
    </style:style>
    <style:style style:name="T10" style:family="text">
      <style:text-properties style:font-name="Liberation Sans2"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65cm" svg:x="1.267cm" svg:y="0.794cm" presentation:class="title" presentation:user-transformed="true">
          <draw:text-box>
            <text:p text:style-name="P1"><text:span text:style-name="T1">Concurrent Programming With Groovy</text:span></text:p>
          </draw:text-box>
        </draw:frame>
        <draw:frame draw:style-name="gr1" draw:text-style-name="P2" draw:layer="layout" svg:width="24.892cm" svg:height="17.171cm" svg:x="1.524cm" svg:y="3.118cm">
          <draw:text-box>
            <text:p text:style-name="P2">Who Am I: <text:span text:style-name="T2">David Clark</text:span></text:p>
            <text:p text:style-name="P2"/>
            <text:p text:style-name="P2">Where Do I Work: <text:span text:style-name="T2">Principal Engineer, Research Now</text:span></text:p>
            <text:p text:style-name="P2"/>
            <text:p text:style-name="P2">Where Do I Code: <text:a xlink:href="https://github.com/dwclark" xlink:type="simple">https://github.com/dwclark</text:a></text:p>
            <text:p text:style-name="P2"/>
            <text:p text:style-name="P2">Where Is This Presentation: <text:a xlink:href="https://github.com/dwclark/concurrent-groovy" xlink:type="simple">https://github.com/dwclark/concurrent-groovy</text:a></text:p>
            <text:p text:style-name="P2"/>
            <text:p text:style-name="P2">Why Is This Presentation So Boring And On A White Background?:</text:p>
            <text:p text:style-name="P2"/>
            <text:p text:style-name="P2"><text:span text:style-name="T3">Because this is a really hard topic to present on. I went with the “wall of text” anti-pattern so that you can review this info later. I’m hoping that for the most part we have a discussion, please ask questions and share experiences whenever. Concurrency is more art than science so it’s hard to give a clear cut series of practices to follow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191cm" svg:x="1.401cm" svg:y="0.186cm" presentation:class="title" presentation:user-transformed="true">
          <draw:text-box>
            <text:p text:style-name="P1"><text:span text:style-name="T1">Let’s Start With a Rant</text:span></text:p>
          </draw:text-box>
        </draw:frame>
        <draw:frame draw:style-name="gr3" draw:text-style-name="P3" draw:layer="layout" svg:width="24.892cm" svg:height="18.111cm" svg:x="1.525cm" svg:y="2.52cm">
          <draw:text-box>
            <text:list text:style-name="L2">
              <text:list-item>
                <text:p xml:id="id1" text:id="id1" text:style-name="P3">Concurrent/Parallel programming is really hard.</text:p>
              </text:list-item>
              <text:list-item>
                <text:p xml:id="id2" text:id="id2" text:style-name="P3">I’ve done concurrent programming in C++, I’ve heard it’s better now with C++14, but I still wouldn’t go back unless paid big bucks.</text:p>
              </text:list-item>
              <text:list-item>
                <text:p xml:id="id3" text:id="id3" text:style-name="P3">Most dynamic languages have a bad threading story because of lack of VM support, lack of memory model, presence of interpreter locks, etc.</text:p>
              </text:list-item>
              <text:list-item>
                <text:p xml:id="id4" text:id="id4" text:style-name="P3">Perl 6 was supposed to provide an interesting answer for this, but everyone forgot about Perl 6...including the Perl people.</text:p>
              </text:list-item>
              <text:list-item>
                <text:p xml:id="id5" text:id="id5" text:style-name="P3">Scala sort of does immutability...except when it doesn’t.</text:p>
              </text:list-item>
              <text:list-item>
                <text:p xml:id="id6" text:id="id6" text:style-name="P3">Clojure has an interesting story for certain classes of concurrency problems, but I have my doubts that it can solve the hardest types of concurrency problem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071cm" svg:x="1.401cm" svg:y="0.807cm" presentation:class="title" presentation:user-transformed="true">
          <draw:text-box>
            <text:p text:style-name="P1"><text:span text:style-name="T1">Sure, But Can’t You Rant About Groovy?</text:span></text:p>
          </draw:text-box>
        </draw:frame>
        <draw:frame draw:style-name="gr4" draw:text-style-name="P4" draw:layer="layout" svg:width="24.892cm" svg:height="15.761cm" svg:x="1.525cm" svg:y="2.953cm">
          <draw:text-box>
            <text:list text:style-name="L2">
              <text:list-item>
                <text:p xml:id="id7" text:id="id7" text:style-name="P4"><text:span text:style-name="T4">Yes, I can: Groovy has been an interesting mix of behind the curve, about average, and ahead of the curve at different points in it’s history.</text:span></text:p>
              </text:list-item>
              <text:list-item>
                <text:p xml:id="id8" text:id="id8" text:style-name="P4"><text:span text:style-name="T4">Groovy came with anonymous functions (closures) from day one (ahead).</text:span></text:p>
              </text:list-item>
              <text:list-item>
                <text:p xml:id="id9" text:id="id9" text:style-name="P4"><text:span text:style-name="T4">GPars gave us a way to do Fork/Join and parallel collection processing years before anyone in the plain Java world could (ahead).</text:span></text:p>
              </text:list-item>
              <text:list-item>
                <text:p xml:id="id10" text:id="id10" text:style-name="P4"><text:span text:style-name="T4">But, Groovy closures have performance issues which means using them in GPars or with Java 8 streams doesn’t work for performance sensitive applications (behind).</text:span></text:p>
              </text:list-item>
              <text:list-item>
                <text:p xml:id="id11" text:id="id11" text:style-name="P4"><text:span text:style-name="T4">GPars has not been updated to use newer Java threading features so we are stuck using JSR 166y parallel arrays and thread pools (behind).</text:span></text:p>
              </text:list-item>
              <text:list-item>
                <text:p xml:id="id12" text:id="id12" text:style-name="P4"><text:span text:style-name="T4">But since it is Groovy we can always use Java directly, use @CompileStatic, and write ugly-ish code if necessary (about average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918cm" svg:x="1.401cm" svg:y="0.476cm" presentation:class="title" presentation:user-transformed="true">
          <draw:text-box>
            <text:p text:style-name="P1"><text:span text:style-name="T1">And Now For the Bad News (End Rant)</text:span></text:p>
          </draw:text-box>
        </draw:frame>
        <draw:frame draw:style-name="gr5" draw:text-style-name="P4" draw:layer="layout" svg:width="24.892cm" svg:height="13.948cm" svg:x="1.525cm" svg:y="4.186cm">
          <draw:text-box>
            <text:list text:style-name="L2">
              <text:list-item>
                <text:p xml:id="id13" text:id="id13" text:style-name="P4"><text:span text:style-name="T4">It would be nice to just ignore concurrency but we can’t because...</text:span></text:p>
              </text:list-item>
              <text:list-item>
                <text:p xml:id="id14" text:id="id14" text:style-name="P4"><text:span text:style-name="T4">Computer clock speeds are not getting any faster.</text:span></text:p>
              </text:list-item>
              <text:list-item>
                <text:p xml:id="id15" text:id="id15" text:style-name="P4"><text:span text:style-name="T4">Exotic CPU optimizations are basically maxed out (pipelining, branch prediction, out of order instruction execution).</text:span></text:p>
              </text:list-item>
              <text:list-item>
                <text:p xml:id="id16" text:id="id16" text:style-name="P4"><text:span text:style-name="T4">The only real improvement that makes all programs faster is larger L2 caches.</text:span></text:p>
              </text:list-item>
              <text:list-item>
                <text:p xml:id="id17" text:id="id17" text:style-name="P4"><text:span text:style-name="T4">Some programs are also sped up by SSD drives (but only I/O bound ones) .</text:span></text:p>
              </text:list-item>
              <text:list-item>
                <text:p xml:id="id18" text:id="id18" text:style-name="P4"><text:span text:style-name="T4">That’s all folks!</text:span></text:p>
              </text:list-item>
              <text:list-item>
                <text:p xml:id="id19" text:id="id19" text:style-name="P4"><text:span text:style-name="T4">The only thing we are left with is the fact that computers sprout cores like mushrooms. If you want to do more or go faster you have to use them.</text:span></text:p>
              </text:list-item>
              <text:list-item>
                <text:p xml:id="id20" text:id="id20" text:style-name="P4"><text:span text:style-name="T4">The worst news: Using all your cores ranges from “about as hard as regular programming” to “here be dragons!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304cm" svg:x="1.401cm" svg:y="0.538cm" presentation:class="title" presentation:user-transformed="true">
          <draw:text-box>
            <text:p>The Good News</text:p>
          </draw:text-box>
        </draw:frame>
        <draw:frame draw:style-name="gr6" draw:text-style-name="P3" draw:layer="layout" svg:width="24.892cm" svg:height="23.751cm" svg:x="1.525cm" svg:y="2.997cm">
          <draw:text-box>
            <text:list text:style-name="L2">
              <text:list-item>
                <text:p text:style-name="P3">It’s possible to do this and you can be the hero on your team.</text:p>
              </text:list-item>
              <text:list-item>
                <text:p text:style-name="P3">There are some simple practices that reduce most/all concurrency issu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/>Use a friendly language and platform. Because you are using Groovy on the JVM you have this covered.</text:p>
                      </text:list-item>
                      <text:list-item>
                        <text:p text:style-name="P3"><text:s/>The more immutable your code, the better.</text:p>
                      </text:list-item>
                      <text:list-item>
                        <text:p text:style-name="P3"><text:s/>Use synchronization primitives as little as possible, preferably never</text:p>
                      </text:list-item>
                      <text:list-item>
                        <text:p text:style-name="P3"><text:s/>Use thread safe libraries and understand what your responsibilities are when using code that is not explicitly thread safe (which are most libraries).</text:p>
                      </text:list-item>
                      <text:list-item>
                        <text:p text:style-name="P3"><text:s/>Understand the execution model of the libraries you are using.</text:p>
                      </text:list-item>
                      <text:list-item>
                        <text:p text:style-name="P3"><text:s/>Match the execution model to the problem you are solving. For example I/O heavy code doesn’t play well with Java Streams. Fine grained computationally intensive code doesn’t play well with GPars act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078cm" svg:x="1.401cm" svg:y="0.97cm" presentation:class="title" presentation:user-transformed="true">
          <draw:text-box>
            <text:p text:style-name="P1"><text:span text:style-name="T1">Immutability</text:span></text:p>
          </draw:text-box>
        </draw:frame>
        <draw:frame draw:style-name="gr7" draw:text-style-name="P6" draw:layer="layout" svg:width="24.892cm" svg:height="14.075cm" svg:x="1.525cm" svg:y="3.52cm">
          <draw:text-box>
            <text:list text:style-name="L2">
              <text:list-item>
                <text:p text:style-name="P6"><text:span text:style-name="T5">I can’t emphasize this enough, the less you mutate, the easier your life will be.</text:span></text:p>
              </text:list-item>
              <text:list-item>
                <text:p text:style-name="P6"><text:span text:style-name="T5">Every use of </text:span><text:span text:style-name="T6">final</text:span><text:span text:style-name="T7"> is at least one less bug you will have</text:span></text:p>
              </text:list-item>
              <text:list-item>
                <text:p text:style-name="P6"><text:span text:style-name="T7">If all of your fields are final you basically don’t have any problems with concurrency (yes, for the experts out there this is an oversimplification).</text:span></text:p>
              </text:list-item>
              <text:list-item>
                <text:p text:style-name="P6"><text:span text:style-name="T7">But if your all of your fields are final, you are basically programming in clojure with Groovy syntax.</text:span></text:p>
              </text:list-item>
              <text:list-item>
                <text:p text:style-name="P6"><text:span text:style-name="T7">Controlled mutation is what allows for full flexibility and performance in a multi-threaded proce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507cm" svg:x="1.401cm" svg:y="0.97cm" presentation:class="title" presentation:user-transformed="true">
          <draw:text-box>
            <text:p><text:span text:style-name="T8">import groovy.transform.*</text:span></text:p>
          </draw:text-box>
        </draw:frame>
        <draw:frame draw:style-name="gr8" draw:text-style-name="P8" draw:layer="layout" svg:width="24.892cm" svg:height="14.413cm" svg:x="1.525cm" svg:y="5.42cm">
          <draw:text-box>
            <text:list text:style-name="L2">
              <text:list-item>
                <text:p text:style-name="P3"><text:span text:style-name="T9">@Immutable</text:span><text:span text:style-name="T10">: Make a class thread safe by making mutations impossible. Use this as often as possible in concurrent code.</text:span></text:p>
              </text:list-item>
              <text:list-item>
                <text:p text:style-name="P3"><text:span text:style-name="T9">@Synchronized</text:span><text:span text:style-name="T10">: A safer alternative than using </text:span><text:span text:style-name="T9">synchronized</text:span><text:span text:style-name="T10"> keyword at the method level. Use sparingly, you should avoid locks as much as possible.</text:span></text:p>
              </text:list-item>
              <text:list-item>
                <text:p text:style-name="P3"><text:span text:style-name="T9">@WithReadLock</text:span><text:span text:style-name="T10">: Convenience annotation for wrapping methods with read locks. Use even more sparingly, read/write locks are surprisingly hard to get right.</text:span></text:p>
              </text:list-item>
              <text:list-item>
                <text:p text:style-name="P3"><text:span text:style-name="T9">@WithWriteLock</text:span><text:span text:style-name="T10">: Same as </text:span><text:span text:style-name="T9">@WithReadLock</text:span><text:span text:style-name="T10">, same warnings app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607cm" svg:x="1.401cm" svg:y="0.421cm" presentation:class="title" presentation:user-transformed="true">
          <draw:text-box>
            <text:p>Decisions To Make When Doing Concurrency</text:p>
          </draw:text-box>
        </draw:frame>
        <draw:frame draw:style-name="gr9" draw:text-style-name="P9" draw:layer="layout" svg:width="24.892cm" svg:height="14.075cm" svg:x="1.525cm" svg:y="5.42cm">
          <draw:text-box>
            <text:list text:style-name="L4">
              <text:list-item>
                <text:p text:style-name="P9"><text:span text:style-name="T11"><text:s/></text:span><text:span text:style-name="T11">Do I have dedicated tasks that run for the life of my application or are they ephemeral, in other words does it make sense to name each task or not?</text:span></text:p>
              </text:list-item>
              <text:list-item>
                <text:p text:style-name="P9"><text:span text:style-name="T11"><text:s/></text:span><text:span text:style-name="T11">What kind of pool do I need?</text:span></text:p>
              </text:list-item>
              <text:list-item>
                <text:p text:style-name="P9"><text:span text:style-name="T11"><text:s/></text:span><text:span text:style-name="T11">How computationally intense are my parallel tasks?</text:span></text:p>
              </text:list-item>
              <text:list-item>
                <text:p text:style-name="P9"><text:span text:style-name="T11"><text:s/></text:span><text:span text:style-name="T11">How much shared state do I have and how complex/dependent are the tasks generating these states?</text:span></text:p>
              </text:list-item>
            </text:list>
            <text:p text:style-name="P9"><text:span text:style-name="T11"/></text:p>
            <text:p text:style-name="P9"><text:span text:style-name="T11">For each combination of the above questions, there tends to be a relatively good/safe choice at least as a first attempt at solving the problem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607cm" svg:x="1.401cm" svg:y="0.421cm" presentation:class="title" presentation:user-transformed="true">
          <draw:text-box>
            <text:p>Decision #1, Dedicated or Ephemeral Tasks?</text:p>
          </draw:text-box>
        </draw:frame>
        <draw:frame draw:style-name="gr10" draw:text-style-name="P9" draw:layer="layout" svg:width="24.892cm" svg:height="14.075cm" svg:x="1.525cm" svg:y="5.42cm">
          <draw:text-box>
            <text:list text:style-name="L1">
              <text:list-item>
                <text:p text:style-name="P9"><text:span text:style-name="T11">I have dedicated tasks</text:span></text:p>
                <text:list>
                  <text:list-item>
                    <text:p text:style-name="P9"><text:span text:style-name="T11">I have tasks that run continuously</text:span></text:p>
                    <text:list>
                      <text:list-item>
                        <text:p text:style-name="P9"><text:span text:style-name="T11">Use </text:span><text:span text:style-name="T12">Thread.start(task)</text:span><text:span text:style-name="T13">at the start of your application</text:span></text:p>
                      </text:list-item>
                    </text:list>
                  </text:list-item>
                  <text:list-item>
                    <text:p text:style-name="P9"><text:span text:style-name="T13">I have tasks that run intermittently</text:span></text:p>
                    <text:list>
                      <text:list-item>
                        <text:p text:style-name="P9"><text:span text:style-name="T13">Create a </text:span><text:span text:style-name="T12">ScheduledExecutorService</text:span></text:p>
                      </text:list-item>
                      <text:list-item>
                        <text:p text:style-name="P9"><text:span text:style-name="T13">Schedule your tasks using </text:span><text:span text:style-name="T12">scheduleAtFixedRate </text:span><text:span text:style-name="T13">or</text:span><text:span text:style-name="T12"> scheduleWithFixedDelay</text:span></text:p>
                      </text:list-item>
                    </text:list>
                  </text:list-item>
                  <text:list-item>
                    <text:p text:style-name="P9"><text:span text:style-name="T13">Skip to decision #3</text:span></text:p>
                  </text:list-item>
                </text:list>
              </text:list-item>
              <text:list-item>
                <text:p text:style-name="P9"><text:span text:style-name="T13">I don’t have dedicated tasks, go to decision #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01cm" svg:y="0.97cm" presentation:class="title" presentation:user-transformed="true">
          <draw:text-box>
            <text:p>Decision #2, What Kind of Pool?</text:p>
          </draw:text-box>
        </draw:frame>
        <draw:frame draw:style-name="gr11" draw:text-style-name="P4" draw:layer="layout" svg:width="24.892cm" svg:height="14.411cm" svg:x="1.525cm" svg:y="5.42cm">
          <draw:text-box>
            <text:list text:style-name="L1">
              <text:list-item>
                <text:p text:style-name="P4"><text:span text:style-name="T14">My computation involves I/O (files, sockets, db connections, etc.)</text:span></text:p>
                <text:list>
                  <text:list-item>
                    <text:p text:style-name="P4"><text:span text:style-name="T14">Create a growable/shrinkable </text:span><text:span text:style-name="T15">ThreadPoolExecutor</text:span><text:span text:style-name="T14"> with a bounded queue</text:span></text:p>
                  </text:list-item>
                  <text:list-item>
                    <text:p text:style-name="P4"><text:span text:style-name="T14">Size your pool with a max size of 5x the number of cores you have</text:span></text:p>
                  </text:list-item>
                </text:list>
              </text:list-item>
              <text:list-item>
                <text:p text:style-name="P4"><text:span text:style-name="T14">My computation does not involve I/O</text:span></text:p>
                <text:list>
                  <text:list-item>
                    <text:p text:style-name="P4"><text:span text:style-name="T14">My computation does not involve heavy use of floating point operations</text:span></text:p>
                    <text:list>
                      <text:list-item>
                        <text:p text:style-name="P4"><text:span text:style-name="T14">Use the built in </text:span><text:span text:style-name="T15">ForkJoinPool.commonPool()</text:span><text:span text:style-name="T14"> to schedule your tasks</text:span></text:p>
                      </text:list-item>
                    </text:list>
                  </text:list-item>
                  <text:list-item>
                    <text:p text:style-name="P4"><text:span text:style-name="T14">My computation involves heavy use of floating point operations</text:span></text:p>
                    <text:list>
                      <text:list-item>
                        <text:p text:style-name="P4"><text:span text:style-name="T14">You need GPU support. Use something like deeplearning4j which will expose parallelism via </text:span><text:span text:style-name="T15">ParallelWrapper</text:span><text:span text:style-name="T14"> and </text:span><text:span text:style-name="T15">CudaEnvironment</text:span><text:span text:style-name="T14">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4">Move to decision #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01cm" svg:y="0.97cm" presentation:class="title" presentation:user-transformed="true">
          <draw:text-box>
            <text:p>Decision #3, What Kind of Code?</text:p>
          </draw:text-box>
        </draw:frame>
        <draw:frame draw:style-name="gr12" draw:text-style-name="P4" draw:layer="layout" svg:width="24.892cm" svg:height="15.41cm" svg:x="1.525cm" svg:y="3.82cm">
          <draw:text-box>
            <text:list text:style-name="L1">
              <text:list-item>
                <text:p text:style-name="P4"><text:span text:style-name="T14">My computation involves I/O (files, sockets, db connections, etc.)</text:span></text:p>
                <text:list>
                  <text:list-item>
                    <text:p text:style-name="P4"><text:span text:style-name="T14">Use plain vanilla Groovy or </text:span><text:span text:style-name="T15">@TypeChecked</text:span><text:span text:style-name="T14"> Groovy</text:span></text:p>
                  </text:list-item>
                  <text:list-item>
                    <text:p text:style-name="P4"><text:span text:style-name="T14">Move to Decision #4</text:span></text:p>
                  </text:list-item>
                </text:list>
              </text:list-item>
              <text:list-item>
                <text:p text:style-name="P4"><text:span text:style-name="T14">My computation is CPU intense and uses integral types (</text:span><text:span text:style-name="T15">short</text:span><text:span text:style-name="T14">, </text:span><text:span text:style-name="T15">int</text:span><text:span text:style-name="T14">, </text:span><text:span text:style-name="T15">long</text:span><text:span text:style-name="T14">, etc.)</text:span></text:p>
                <text:list>
                  <text:list-item>
                    <text:p text:style-name="P4"><text:span text:style-name="T14">Use </text:span><text:span text:style-name="T15">@CompileStatic</text:span><text:span text:style-name="T14"> Groovy or Java</text:span></text:p>
                  </text:list-item>
                  <text:list-item>
                    <text:p text:style-name="P4"><text:span text:style-name="T14">Move to Decision #4</text:span></text:p>
                  </text:list-item>
                </text:list>
              </text:list-item>
              <text:list-item>
                <text:p text:style-name="P4"><text:span text:style-name="T14">My computation involves floating point operations (machine learning, neural nets)</text:span></text:p>
                <text:list>
                  <text:list-item>
                    <text:p text:style-name="P4"><text:span text:style-name="T14">Use Fortran libraries (Blas, Linpack, Lapack)</text:span></text:p>
                  </text:list-item>
                  <text:list-item>
                    <text:p text:style-name="P4"><text:span text:style-name="T14">You’re done, good luck, hire a lot of Ph.D’s, be prepared for lots of results that are useless, hard to interpret, baffling...and rarely...a real breakthrough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607cm" svg:x="1.401cm" svg:y="-0.293cm" presentation:class="title" presentation:user-transformed="true">
          <draw:text-box>
            <text:p>Decision #4, Linearly Dependent State</text:p>
          </draw:text-box>
        </draw:frame>
        <draw:frame draw:style-name="gr13" draw:text-style-name="P9" draw:layer="layout" svg:width="24.892cm" svg:height="14.411cm" svg:x="1.525cm" svg:y="4.12cm">
          <draw:text-box>
            <text:list text:style-name="L1">
              <text:list-item>
                <text:p text:style-name="P9"><text:span text:style-name="T11">Your code is executing a series of operations where the next state depends on the previous state, the number of operations is irrelevant here.</text:span></text:p>
              </text:list-item>
              <text:list-item>
                <text:p text:style-name="P9"><text:span text:style-name="T11">Each operation takes a long time and you are not executing operations on millions of items stored in collections.</text:span></text:p>
              </text:list-item>
              <text:list-item>
                <text:p text:style-name="P9"><text:span text:style-name="T11">Option #1: Choose Java 8 </text:span><text:span text:style-name="T12">CompletableFuture</text:span></text:p>
              </text:list-item>
              <text:list-item>
                <text:p text:style-name="P9"><text:span text:style-name="T11">Option #2: Choose GPars </text:span><text:span text:style-name="T12">Promise/Dataflow</text:span><text:span text:style-name="T11"> operations</text:span></text:p>
              </text:list-item>
              <text:list-item>
                <text:p text:style-name="P9"><text:span text:style-name="T11">Examples: </text:span><text:span text:style-name="T16">DownloadWebsites.groovy</text:span><text:span text:style-name="T11"> and </text:span><text:span text:style-name="T16">BasicPipeline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304cm" svg:x="1.401cm" svg:y="0.857cm" presentation:class="title" presentation:user-transformed="true">
          <draw:text-box>
            <text:p>Decision #4, Parallel Collections</text:p>
          </draw:text-box>
        </draw:frame>
        <draw:frame draw:style-name="gr14" draw:text-style-name="P4" draw:layer="layout" svg:width="24.892cm" svg:height="15.608cm" svg:x="1.525cm" svg:y="3.42cm">
          <draw:text-box>
            <text:list text:style-name="L1">
              <text:list-item>
                <text:p text:style-name="P4"><text:span text:style-name="T14">Your code is processing a large number of items in collections. Each operation is independent of each other except for a final reduction phase.</text:span></text:p>
              </text:list-item>
              <text:list-item>
                <text:p text:style-name="P4"><text:span text:style-name="T14">Choose: Choose Java 8 streams (or GPars Parallel Arrays for Java 7).</text:span></text:p>
              </text:list-item>
              <text:list-item>
                <text:p text:style-name="P4"><text:span text:style-name="T14">Gotcha #1: It’s harder than you think to process collections in parallel; measure your actual performance!</text:span></text:p>
              </text:list-item>
              <text:list-item>
                <text:p text:style-name="P4"><text:span text:style-name="T14">Gotcha #2: Groovy casting and boxing/unboxing can dominate your execution. If you are doing either of these, you are probably doing it wrong.</text:span></text:p>
              </text:list-item>
              <text:list-item>
                <text:p text:style-name="P4"><text:span text:style-name="T14">Gotcha #3: Memory allocation/GC can also dominate your processing. Immutable reductions are a common culprit here. Take a look at mutable reductions using </text:span><text:span text:style-name="T15">Collector</text:span><text:span text:style-name="T14">/</text:span><text:span text:style-name="T15">Collectors</text:span><text:span text:style-name="T14"> in </text:span><text:span text:style-name="T15">java.util.stream</text:span><text:span text:style-name="T14">. </text:span></text:p>
              </text:list-item>
              <text:list-item>
                <text:p text:style-name="P4"><text:span text:style-name="T14">Example: </text:span><text:span text:style-name="T17">ParallelCollections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304cm" svg:x="1.401cm" svg:y="0.857cm" presentation:class="title" presentation:user-transformed="true">
          <draw:text-box>
            <text:p>Rank In Order, Fastest → Slowest</text:p>
          </draw:text-box>
        </draw:frame>
        <draw:frame draw:style-name="gr15" draw:text-style-name="P10" draw:layer="layout" svg:width="24.892cm" svg:height="15.608cm" svg:x="1.525cm" svg:y="3.42cm">
          <draw:text-box>
            <text:list text:style-name="L1">
              <text:list-item>
                <text:p text:style-name="P10"><text:span text:style-name="T18">Groovy 8 closures with Java 8 streams</text:span></text:p>
              </text:list-item>
              <text:list-item>
                <text:p text:style-name="P10"><text:span text:style-name="T18">Groovy 8 Functions with Java 8 streams</text:span></text:p>
              </text:list-item>
              <text:list-item>
                <text:p text:style-name="P10"><text:span text:style-name="T18">GPars JSR166y Parallel Arrays</text:span></text:p>
              </text:list-item>
              <text:list-item>
                <text:p text:style-name="P10"><text:span text:style-name="T18">GPars parallel collections</text:span></text:p>
              </text:list-item>
              <text:list-item>
                <text:p text:style-name="P10"><text:span text:style-name="T18">Single thread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304cm" svg:x="1.401cm" svg:y="0.857cm" presentation:class="title" presentation:user-transformed="true">
          <draw:text-box>
            <text:p>Ranking, Times in millis</text:p>
          </draw:text-box>
        </draw:frame>
        <draw:frame draw:style-name="gr16" draw:text-style-name="P10" draw:layer="layout" svg:width="24.892cm" svg:height="16.646cm" svg:x="1.525cm" svg:y="3.42cm">
          <draw:text-box>
            <text:list text:style-name="L1">
              <text:list-item>
                <text:p xml:id="id21" text:id="id21" text:style-name="P10"><text:span text:style-name="T18">Single threaded (130)</text:span></text:p>
              </text:list-item>
              <text:list-item>
                <text:p xml:id="id22" text:id="id22" text:style-name="P10"><text:span text:style-name="T18">Groovy 8 Functions with Java 8 streams (131)</text:span></text:p>
              </text:list-item>
              <text:list-item>
                <text:p xml:id="id23" text:id="id23" text:style-name="P10"><text:span text:style-name="T18">GPars JSR166y Parallel Arrays (144)</text:span></text:p>
              </text:list-item>
              <text:list-item>
                <text:p xml:id="id24" text:id="id24" text:style-name="P10"><text:span text:style-name="T18">Groovy 8 closures with Java 8 streams (1659)</text:span></text:p>
              </text:list-item>
              <text:list-item>
                <text:p xml:id="id25" text:id="id25" text:style-name="P10"><text:span text:style-name="T18">GPars parallel collections (10588)</text:span></text:p>
              </text:list-item>
              <text:list-item>
                <text:p xml:id="id26" text:id="id26" text:style-name="P10"><text:span text:style-name="T18">It's worth noting that on Linux, Groovy 8 Functions with Streams consistently won. In my experience Linux is much better at thread scheduling than is MacO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304cm" svg:x="1.401cm" svg:y="0.857cm" presentation:class="title" presentation:user-transformed="true">
          <draw:text-box>
            <text:p>Decision #4, Independent States</text:p>
          </draw:text-box>
        </draw:frame>
        <draw:frame draw:style-name="gr17" draw:text-style-name="P3" draw:layer="layout" svg:width="24.892cm" svg:height="14.411cm" svg:x="1.525cm" svg:y="3.42cm">
          <draw:text-box>
            <text:list text:style-name="L1">
              <text:list-item>
                <text:p text:style-name="P3"><text:span text:style-name="T19">Your code has a large number of independent states that must be maintained.</text:span></text:p>
              </text:list-item>
              <text:list-item>
                <text:p text:style-name="P3"><text:span text:style-name="T19">Choose: GPars Actors</text:span></text:p>
              </text:list-item>
              <text:list-item>
                <text:p text:style-name="P3"><text:span text:style-name="T19">Actors isolate all state decisions. Only one thread at a time can ever touch the internal state of an actor.</text:span></text:p>
              </text:list-item>
              <text:list-item>
                <text:p text:style-name="P3"><text:span text:style-name="T19">The only way to change the state of an actor is to send a message to the actor. In GPars actors maintain queues which are used to store/process messages.</text:span></text:p>
              </text:list-item>
              <text:list-item>
                <text:p text:style-name="P3"><text:span text:style-name="T19">A very large number of actors can be serviced by a small number of threads. For performance related actors should be attached to the same thread pool.</text:span></text:p>
              </text:list-item>
              <text:list-item>
                <text:p text:style-name="P3"><text:span text:style-name="T19">Example: </text:span><text:span text:style-name="T20">FilingCabinet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2.536cm" svg:x="1.401cm" svg:y="0.678cm" presentation:class="title" presentation:user-transformed="true">
          <draw:text-box>
            <text:p text:style-name="P1"><text:span text:style-name="T1">Decision #4, Independent Operations</text:span></text:p>
          </draw:text-box>
        </draw:frame>
        <draw:frame draw:style-name="gr18" draw:text-style-name="P9" draw:layer="layout" svg:width="24.892cm" svg:height="14.411cm" svg:x="1.525cm" svg:y="3.42cm">
          <draw:text-box>
            <text:list text:style-name="L1">
              <text:list-item>
                <text:p text:style-name="P9"><text:span text:style-name="T11">Your code has a large number of operations that must all operate on the same shared state.</text:span></text:p>
              </text:list-item>
              <text:list-item>
                <text:p text:style-name="P9"><text:span text:style-name="T11">Choose: GPars Agents</text:span></text:p>
              </text:list-item>
              <text:list-item>
                <text:p text:style-name="P9"><text:span text:style-name="T11">Agents are actors in reverse. Actors define operations and accept messages. Agents define shared state and accept operations.</text:span></text:p>
              </text:list-item>
              <text:list-item>
                <text:p text:style-name="P9"><text:span text:style-name="T11">Only one operation at a time will operate on the shared state. Agents really shine when standard OO encapsulation is unnatural and your code is better modelled as a series of functions.</text:span></text:p>
              </text:list-item>
              <text:list-item>
                <text:p text:style-name="P9"><text:span text:style-name="T11">Example: </text:span><text:span text:style-name="T16">ShoppingCart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2.282cm" svg:x="1.401cm" svg:y="0.832cm" presentation:class="title" presentation:user-transformed="true">
          <draw:text-box>
            <text:p text:style-name="P1"><text:span text:style-name="T1">Decision #4, Complex State Dependencies</text:span></text:p>
          </draw:text-box>
        </draw:frame>
        <draw:frame draw:style-name="gr19" draw:text-style-name="P9" draw:layer="layout" svg:width="24.892cm" svg:height="14.411cm" svg:x="1.525cm" svg:y="3.42cm">
          <draw:text-box>
            <text:list text:style-name="L1">
              <text:list-item>
                <text:p text:style-name="P9"><text:span text:style-name="T11">Your code has a large number of states that have a complex set of dependencies.</text:span></text:p>
              </text:list-item>
              <text:list-item>
                <text:p text:style-name="P9"><text:span text:style-name="T11">Choose: GPars Dataflow</text:span></text:p>
              </text:list-item>
              <text:list-item>
                <text:p text:style-name="P9"><text:span text:style-name="T11">Dataflow allows you to define complex networks of state dependencies.</text:span></text:p>
              </text:list-item>
              <text:list-item>
                <text:p text:style-name="P9"><text:span text:style-name="T11">A small number of concepts can be used to model these dependencies: Tasks, DataflowVariables, DataflowQueues, DataflowChannels, Selectors, Operators.</text:span><text:span text:style-name="T11"><text:tab/></text:span></text:p>
              </text:list-item>
              <text:list-item>
                <text:p text:style-name="P9"><text:span text:style-name="T11">Example: </text:span><text:span text:style-name="T16">BasicComputation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044cm" svg:x="1.401cm" svg:y="0.57cm" presentation:class="title" presentation:user-transformed="true">
          <draw:text-box>
            <text:p text:style-name="P1"><text:span text:style-name="T1">What’s the </text:span><text:span text:style-name="T21">Future&lt;T&gt;</text:span><text:span text:style-name="T1"> of Concurrent Programming With Groovy?</text:span></text:p>
          </draw:text-box>
        </draw:frame>
        <draw:frame draw:style-name="gr20" draw:text-style-name="P4" draw:layer="layout" svg:width="24.892cm" svg:height="16.028cm" svg:x="1.525cm" svg:y="3.953cm">
          <draw:text-box>
            <text:list text:style-name="L1">
              <text:list-item>
                <text:p xml:id="id27" text:id="id27" text:style-name="P4"><text:span text:style-name="T14">Groovy will continue to take advantage of JVM and Java library improvements.</text:span></text:p>
              </text:list-item>
              <text:list-item>
                <text:p xml:id="id28" text:id="id28" text:style-name="P4"><text:span text:style-name="T14">Groovy friendly platforms such as Grails and Ratpack.</text:span></text:p>
              </text:list-item>
              <text:list-item>
                <text:p xml:id="id29" text:id="id29" text:style-name="P4"><text:span text:style-name="T14">Need #1: Groovy really needs something like Java lambdas to take advantage of the processing power of Java 8 streams (there are workarounds that work today).</text:span></text:p>
              </text:list-item>
              <text:list-item>
                <text:p xml:id="id30" text:id="id30" text:style-name="P4"><text:span text:style-name="T14">Need #2: GPars is showing its age.</text:span></text:p>
                <text:list>
                  <text:list-item>
                    <text:list>
                      <text:list-item>
                        <text:p xml:id="id31" text:id="id31" text:style-name="P4"><text:span text:style-name="T14">GPars needs to use Java 8 features</text:span></text:p>
                      </text:list-item>
                      <text:list-item>
                        <text:p xml:id="id32" text:id="id32" text:style-name="P4"><text:span text:style-name="T14">GPars needs to get away from forcing using dynamic Groovy. Modern Groovy is more and more supporting both static and dynamic Groovy.</text:span></text:p>
                      </text:list-item>
                      <text:list-item>
                        <text:p xml:id="id33" text:id="id33" text:style-name="P4"><text:span text:style-name="T14">But, this is open source and free, so this is not a criticism.</text:span></text:p>
                      </text:list-item>
                    </text:list>
                  </text:list-item>
                </text:list>
              </text:list-item>
              <text:list-item>
                <text:p xml:id="id34" text:id="id34" text:style-name="P4"><text:span text:style-name="T14">Anything we can imagine that doesn’t break too many physical laws, Groovy is a great platform, let’s push the envelope and make great concurrent stuff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11-19T17:07:05.172670252</meta:creation-date>
    <meta:editing-duration>PT8H46M45S</meta:editing-duration>
    <meta:editing-cycles>63</meta:editing-cycles>
    <dc:date>2016-11-30T01:46:45.218141000</dc:date>
    <meta:generator>LibreOffice/4.3.3.2$MacOSX_X86_64 LibreOffice_project/9bb7eadab57b6755b1265afa86e04bf45fbfc644</meta:generator>
    <meta:document-statistic meta:object-count="97"/>
  </office:meta>
</office:document-meta>
</file>